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8cm" fo:min-width="3.523cm" fo:wrap-option="no-wrap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11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5" style:family="graphic" style:parent-style-name="standard">
      <style:graphic-properties draw:stroke="none" draw:fill="none" fo:min-height="1.2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2.106cm" fo:wrap-option="no-wrap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1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96cm" fo:min-width="5.042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238cm" fo:min-width="11.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stroke="none" svg:stroke-color="#000000" draw:fill="none" draw:fill-color="#ffffff" fo:min-height="1.925cm"/>
    </style:style>
    <style:style style:name="gr51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>
      <style:graphic-properties draw:stroke="none" svg:stroke-color="#000000" draw:fill="none" draw:fill-color="#ffffff" fo:min-height="0.839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1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2" style:family="graphic" style:parent-style-name="standard">
      <style:graphic-properties draw:stroke="none" svg:stroke-color="#000000" draw:fill="none" draw:fill-color="#ffffff" fo:min-height="0.888cm"/>
    </style:style>
    <style:style style:name="gr63" style:family="graphic" style:parent-style-name="standard">
      <style:graphic-properties draw:stroke="none" svg:stroke-color="#000000" draw:fill="none" draw:fill-color="#ffffff" fo:min-height="0.777cm"/>
    </style:style>
    <style:style style:name="gr64" style:family="graphic" style:parent-style-name="standard">
      <style:graphic-properties draw:stroke="none" draw:fill="none" fo:min-height="1.4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0.79cm" fo:wrap-option="no-wrap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1" style:family="graphic" style:parent-style-name="standard">
      <style:graphic-properties draw:stroke="none" svg:stroke-color="#000000" draw:fill="none" draw:fill-color="#ffffff" fo:min-height="0.97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3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3.372cm" fo:wrap-option="no-wrap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90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7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2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3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6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7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8" style:family="graphic" style:parent-style-name="standard">
      <style:graphic-properties draw:stroke="none" draw:fill="none" fo:min-height="0.712cm"/>
    </style:style>
    <style:style style:name="gr12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3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4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5" style:family="graphic" style:parent-style-name="standard">
      <style:graphic-properties draw:stroke="none" svg:stroke-color="#000000" draw:fill="none" draw:fill-color="#ffffff" fo:min-height="0.992cm"/>
    </style:style>
    <style:style style:name="gr15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use-window-font-color="true" style:font-name="FreeMono1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loext:graphic-properties draw:fill="none" draw:fill-color="#ffffff"/>
      <style:text-properties fo:color="#00cc00" fo:font-weight="bold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729fcf"/>
      <style:paragraph-properties fo:text-align="center"/>
      <style:text-properties fo:font-weight="bold"/>
    </style:style>
    <style:style style:name="P18" style:family="paragraph">
      <loext:graphic-properties draw:fill="none" draw:fill-color="#ffffff"/>
      <style:text-properties fo:color="#000000" fo:font-size="18pt"/>
    </style:style>
    <style:style style:name="P19" style:family="paragraph">
      <loext:graphic-properties draw:fill="none"/>
      <style:text-properties fo:color="#3333ff" fo:font-size="18pt"/>
    </style:style>
    <style:style style:name="P20" style:family="paragraph">
      <loext:graphic-properties draw:fill="none" draw:fill-color="#ffffff"/>
      <style:text-properties fo:color="#009933" fo:font-size="18pt"/>
    </style:style>
    <style:style style:name="P21" style:family="paragraph">
      <loext:graphic-properties draw:fill="none" draw:fill-color="#729fcf"/>
      <style:paragraph-properties fo:text-align="start"/>
      <style:text-properties style:font-name="FreeMono1" fo:font-size="18pt"/>
    </style:style>
    <style:style style:name="P22" style:family="paragraph">
      <loext:graphic-properties draw:fill="solid" draw:fill-color="#c5000b"/>
      <style:paragraph-properties fo:text-align="center"/>
    </style:style>
    <style:style style:name="P23" style:family="paragraph">
      <loext:graphic-properties draw:fill="none" draw:fill-color="#ffffff"/>
      <style:text-properties fo:color="#800000" fo:font-weight="bold"/>
    </style:style>
    <style:style style:name="P24" style:family="paragraph">
      <loext:graphic-properties draw:fill="none" draw:fill-color="#ffffff"/>
      <style:text-properties fo:color="#000000"/>
    </style:style>
    <style:style style:name="P25" style:family="paragraph">
      <loext:graphic-properties draw:fill="solid" draw:fill-color="#007826"/>
      <style:paragraph-properties fo:text-align="center"/>
      <style:text-properties fo:color="#000000"/>
    </style:style>
    <style:style style:name="P26" style:family="paragraph">
      <loext:graphic-properties draw:fill="none" draw:fill-color="#729fcf"/>
      <style:paragraph-properties fo:text-align="center"/>
      <style:text-properties fo:font-size="18pt"/>
    </style:style>
    <style:style style:name="P27" style:family="paragraph">
      <loext:graphic-properties draw:fill="solid" draw:fill-color="#729fc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007826"/>
      <style:paragraph-properties fo:text-align="center"/>
      <style:text-properties fo:font-size="18pt"/>
    </style:style>
    <style:style style:name="P30" style:family="paragraph">
      <loext:graphic-properties draw:fill="solid" draw:fill-color="#007826"/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use-window-font-color="true" style:font-name="FreeMono1"/>
    </style:style>
    <style:style style:name="T4" style:family="text">
      <style:text-properties style:use-window-font-color="true" style:font-name="FreeMono1" fo:font-weight="bold" style:font-weight-asian="bold" style:font-weight-complex="bold"/>
    </style:style>
    <style:style style:name="T5" style:family="text">
      <style:text-properties style:use-window-font-color="true" style:font-name="FreeMono1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font-name="FreeMono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style:font-name="FreeMono1" fo:font-weight="normal" style:font-weight-asian="normal" style:font-weight-complex="normal"/>
    </style:style>
    <style:style style:name="T8" style:family="text">
      <style:text-properties style:use-window-font-color="true" style:font-name="FreeMono1" fo:font-weight="bold" style:font-name-asian="Liberation Sans4" style:font-weight-asian="bold" style:font-name-complex="Liberation Sans4" style:font-weight-complex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weight="bold"/>
    </style:style>
    <style:style style:name="T11" style:family="text">
      <style:text-properties fo:font-size="12pt"/>
    </style:style>
    <style:style style:name="T12" style:family="text">
      <style:text-properties style:use-window-font-color="true" style:font-name="FreeMono2" fo:font-weight="bold" style:font-name-asian="FreeMono2" style:font-weight-asian="bold" style:font-name-complex="FreeMono2" style:font-weight-complex="bold"/>
    </style:style>
    <style:style style:name="T13" style:family="text">
      <style:text-properties fo:color="#000000" style:font-name="FreeMono1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FreeMono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use-window-font-color="true" style:font-name="FreeMono1" style:font-name-asian="FreeSans2" style:font-name-complex="FreeSans2"/>
    </style:style>
    <style:style style:name="T16" style:family="text">
      <style:text-properties fo:color="#000000" style:font-name="FreeMono1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8" style:family="text">
      <style:text-properties fo:color="#00cc00" fo:font-weight="bold"/>
    </style:style>
    <style:style style:name="T19" style:family="text">
      <style:text-properties fo:color="#000000" fo:font-size="18pt"/>
    </style:style>
    <style:style style:name="T20" style:family="text">
      <style:text-properties fo:color="#3333ff" fo:font-size="18pt"/>
    </style:style>
    <style:style style:name="T21" style:family="text">
      <style:text-properties fo:color="#009933" fo:font-size="18pt"/>
    </style:style>
    <style:style style:name="T22" style:family="text">
      <style:text-properties style:font-name="FreeMono1" fo:font-size="18pt"/>
    </style:style>
    <style:style style:name="T23" style:family="text">
      <style:text-properties style:font-name="FreeMono1" fo:font-size="18pt" fo:font-weight="bold" style:font-weight-asian="bold" style:font-weight-complex="bold"/>
    </style:style>
    <style:style style:name="T24" style:family="text">
      <style:text-properties fo:color="#000000" style:font-name="FreeMono1" fo:font-size="18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style:font-name="FreeMono1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800000" style:font-name="FreeMono1" fo:font-size="18pt" fo:font-weight="normal" style:font-weight-asian="normal" style:font-weight-complex="normal"/>
    </style:style>
    <style:style style:name="T27" style:family="text">
      <style:text-properties fo:color="#009900" style:font-name="FreeMono1" fo:font-size="18pt" fo:font-weight="bold" style:font-weight-asian="bold" style:font-weight-complex="bold"/>
    </style:style>
    <style:style style:name="T28" style:family="text">
      <style:text-properties style:font-name="FreeMono1" fo:font-size="18pt" fo:font-weight="normal" style:font-weight-asian="normal" style:font-weight-complex="normal"/>
    </style:style>
    <style:style style:name="T29" style:family="text">
      <style:text-properties fo:color="#009933" style:font-name="FreeMono1" fo:font-size="18pt" fo:font-weight="bold" style:font-weight-asian="bold" style:font-weight-complex="bold"/>
    </style:style>
    <style:style style:name="T30" style:family="text">
      <style:text-properties style:font-name="FreeMono1" fo:font-size="18pt" fo:font-weight="bold" style:font-name-asian="Liberation Sans4" style:font-weight-asian="bold" style:font-name-complex="Liberation Sans4" style:font-weight-complex="bold"/>
    </style:style>
    <style:style style:name="T31" style:family="text">
      <style:text-properties fo:color="#800000" style:font-name="FreeMono1" fo:font-size="18pt"/>
    </style:style>
    <style:style style:name="T32" style:family="text">
      <style:text-properties fo:color="#009900" style:font-name="FreeMono1" fo:font-size="18pt"/>
    </style:style>
    <style:style style:name="T33" style:family="text">
      <style:text-properties fo:color="#800000" fo:font-weight="bold"/>
    </style:style>
    <style:style style:name="T34" style:family="text">
      <style:text-properties fo:color="#000000"/>
    </style:style>
    <style:style style:name="T35" style:family="text">
      <style:text-properties fo:color="#800000" style:font-name="FreeMono1" fo:font-weight="bold" style:font-weight-asian="bold" style:font-weight-complex="bold"/>
    </style:style>
    <style:style style:name="T36" style:family="text">
      <style:text-properties fo:color="#000000" style:font-name="FreeMono1" fo:font-size="18pt" fo:font-weight="normal" style:font-weight-asian="normal" style:font-weight-complex="normal"/>
    </style:style>
    <style:style style:name="T37" style:family="text">
      <style:text-properties style:font-name="FreeMono1" fo:font-size="18pt" fo:font-weight="bold" style:font-name-asian="FreeSans2" style:font-weight-asian="bold" style:font-name-complex="FreeSans2" style:font-weight-complex="bold"/>
    </style:style>
    <style:style style:name="T38" style:family="text">
      <style:text-properties style:use-window-font-color="true" style:font-name="FreeMono1" fo:font-size="18pt" fo:font-weight="bold" style:font-weight-asian="bold" style:font-weight-complex="bold"/>
    </style:style>
    <style:style style:name="T39" style:family="text">
      <style:text-properties fo:font-size="18pt"/>
    </style:style>
    <style:style style:name="T40" style:family="text">
      <style:text-properties fo:color="#000000" style:font-name="FreeMono1" fo:font-size="18pt"/>
    </style:style>
    <style:style style:name="T41" style:family="text">
      <style:text-properties fo:color="#000000" style:font-name="FreeMono1" fo:font-size="18pt" fo:font-weight="bold" style:font-weight-asian="bold" style:font-weight-complex="bold"/>
    </style:style>
    <style:style style:name="T42" style:family="text">
      <style:text-properties style:font-name="FreeMono1" fo:font-size="18pt" fo:font-weight="bold"/>
    </style:style>
    <style:style style:name="T43" style:family="text">
      <style:text-properties fo:color="#800000" fo:font-size="18pt"/>
    </style:style>
    <style:style style:name="T44" style:family="text">
      <style:text-properties style:font-name="FreeMono1" fo:font-size="18pt" style:font-name-asian="FreeSans2" style:font-name-complex="Free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nd_vs_intersection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7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43cm" svg:y="10.049cm">
          <draw:text-box>
            <text:p><text:span text:style-name="T2">{6,5,3,0}</text:span></text:p>
          </draw:text-box>
        </draw:frame>
        <draw:frame draw:style-name="gr3" draw:text-style-name="P3" draw:layer="layout" svg:width="5.111cm" svg:height="1.486cm" svg:x="21.743cm" svg:y="9.882cm">
          <draw:text-box>
            <text:p><text:span text:style-name="T2">{6,2,4,0}</text:span></text:p>
          </draw:text-box>
        </draw:frame>
        <draw:frame draw:style-name="gr4" draw:text-style-name="P2" draw:layer="layout" svg:width="1.524cm" svg:height="1.484cm" svg:x="8.105cm" svg:y="11.5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7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5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71cm">
          <draw:text-box>
            <text:p>6</text:p>
          </draw:text-box>
        </draw:frame>
        <draw:frame draw:style-name="gr4" draw:text-style-name="P4" draw:layer="layout" svg:width="1.521cm" svg:height="1.484cm" svg:x="13.638cm" svg:y="11.549cm">
          <draw:text-box>
            <text:p>0</text:p>
          </draw:text-box>
        </draw:frame>
        <draw:frame draw:style-name="gr5" draw:text-style-name="P2" draw:layer="layout" svg:width="1.524cm" svg:height="1.483cm" svg:x="11.541cm" svg:y="17.297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13.447cm" svg:y="17.356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054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145cm" svg:y="3.721cm">
          <text:p text:style-name="P6"><text:span text:style-name="T3"><text:s text:c="4"/></text:span><text:span text:style-name="T4">AND</text:span><text:span text:style-name="T3"> <text:s text:c="11"/></text:span><text:span text:style-name="T4">INTERSECTIE </text:span></text:p>
          <text:p text:style-name="P6"><text:span text:style-name="T4"><text:s text:c="4"/></text:span><text:span text:style-name="T5">7</text:span><text:span text:style-name="T6">6</text:span><text:span text:style-name="T5">54321</text:span><text:span text:style-name="T6">0</text:span></text:p>
          <text:p text:style-name="P6"><text:span text:style-name="T6"><text:s text:c="4"/></text:span><text:span text:style-name="T5">--------</text:span></text:p>
          <text:p text:style-name="P6"><text:span text:style-name="T3"><text:s text:c="4"/></text:span><text:span text:style-name="T3">0</text:span><text:span text:style-name="T4">1</text:span><text:span text:style-name="T3">10100</text:span><text:span text:style-name="T4">1</text:span><text:span text:style-name="T3"> <text:s text:c="6"/>{</text:span><text:span text:style-name="T4">6</text:span><text:span text:style-name="T3">,5,3,</text:span><text:span text:style-name="T4">0</text:span><text:span text:style-name="T3">}</text:span></text:p>
          <text:p text:style-name="P6"><text:span text:style-name="T7"><text:s text:c="2"/></text:span><text:span text:style-name="T4">&amp; </text:span><text:span text:style-name="T3">0</text:span><text:span text:style-name="T4">1</text:span><text:span text:style-name="T3">01010</text:span><text:span text:style-name="T4">1</text:span><text:span text:style-name="T3"> <text:s text:c="4"/></text:span><text:span text:style-name="T8">∩ </text:span><text:span text:style-name="T3">{</text:span><text:span text:style-name="T4">6</text:span><text:span text:style-name="T3">,4,2,</text:span><text:span text:style-name="T4">0</text:span><text:span text:style-name="T3">}</text:span></text:p>
          <text:p text:style-name="P6"><text:span text:style-name="T3"><text:s text:c="4"/></text:span><text:span text:style-name="T3">-------- <text:s text:c="6"/>--------- </text:span></text:p>
          <text:p text:style-name="P6"><text:span text:style-name="T3"><text:s text:c="4"/></text:span><text:span text:style-name="T3">0</text:span><text:span text:style-name="T4">1</text:span><text:span text:style-name="T3">00000</text:span><text:span text:style-name="T4">1</text:span><text:span text:style-name="T3"> <text:s text:c="6"/>{</text:span><text:span text:style-name="T4">6</text:span><text:span text:style-name="T3"> <text:s text:c="3"/>,</text:span><text:span text:style-name="T4">0</text:span><text:span text:style-name="T3">} <text:s text:c="2"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788cm" svg:height="1.673cm" svg:x="3.532cm" svg:y="1.69cm">
          <draw:text-box>
            <text:p><text:span text:style-name="T9">AND</text:span><text:span text:style-name="T10"> IS DE </text:span><text:span text:style-name="T9">INTERSECTIE</text:span><text:span text:style-name="T10"> VAN 1-BITS: 0x69 &amp; 0x55=0x41</text:span></text:p>
          </draw:text-box>
        </draw:frame>
        <draw:custom-shape draw:style-name="gr9" draw:text-style-name="P10" draw:layer="layout" svg:width="5.715cm" svg:height="2.032cm" svg:x="21.32cm" svg:y="4.675cm">
          <text:p text:style-name="P9"><text:span text:style-name="T11">6 en 0 zijn </text:span><text:span text:style-name="T11"><text:line-break/></text:span><text:span text:style-name="T11">gemeenschappelij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0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14.816cm" svg:y="17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13.201cm" svg:y="17.422cm">
          <draw:text-box>
            <text:p><text:span text:style-name="T1">1</text:span></text:p>
          </draw:text-box>
        </draw:frame>
        <draw:custom-shape draw:style-name="gr11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9">OR</text:span><text:span text:style-name="T10"> IS DE </text:span><text:span text:style-name="T9">UNIE</text:span><text:span text:style-name="T10"> VAN 1-BITS: 0x69 | 0x55 = 0x7D</text:span></text:p>
          </draw:text-box>
        </draw:frame>
        <draw:custom-shape draw:style-name="gr7" draw:text-style-name="P7" draw:layer="layout" svg:width="12.795cm" svg:height="5.724cm" svg:x="8.144cm" svg:y="4.166cm">
          <text:p text:style-name="P6"><text:span text:style-name="T3"><text:s text:c="4"/></text:span><text:span text:style-name="T4">OR</text:span><text:span text:style-name="T3"> <text:s text:c="11"/></text:span><text:span text:style-name="T4">UNIE </text:span></text:p>
          <text:p text:style-name="P6"><text:span text:style-name="T4"><text:s text:c="4"/></text:span><text:span text:style-name="T5">7</text:span><text:span text:style-name="T6">65432</text:span><text:span text:style-name="T5">1</text:span><text:span text:style-name="T6">0</text:span></text:p>
          <text:p text:style-name="P6"><text:span text:style-name="T6"><text:s text:c="4"/></text:span><text:span text:style-name="T5">--------</text:span></text:p>
          <text:p text:style-name="P6"><text:span text:style-name="T3"><text:s text:c="4"/></text:span><text:span text:style-name="T7">0</text:span><text:span text:style-name="T4">11010</text:span><text:span text:style-name="T7">0</text:span><text:span text:style-name="T4">1</text:span><text:span text:style-name="T7"> <text:s text:c="5"/>{6,5,3,2,0}</text:span></text:p>
          <text:p text:style-name="P6"><text:span text:style-name="T7"><text:s text:c="2"/></text:span><text:span text:style-name="T4">|</text:span><text:span text:style-name="T7"> 0</text:span><text:span text:style-name="T4">10101</text:span><text:span text:style-name="T7">0</text:span><text:span text:style-name="T4">1</text:span><text:span text:style-name="T7"> <text:s text:c="3"/></text:span><text:span text:style-name="T12">∪ </text:span><text:span text:style-name="T7">{6,4,2,0}</text:span></text:p>
          <text:p text:style-name="P6"><text:span text:style-name="T3"><text:s text:c="4"/></text:span><text:span text:style-name="T3">-------- <text:s text:c="6"/>--------- </text:span></text:p>
          <text:p text:style-name="P6"><text:span text:style-name="T3"><text:s text:c="4"/></text:span><text:span text:style-name="T7">0</text:span><text:span text:style-name="T4">11111</text:span><text:span text:style-name="T7">0</text:span><text:span text:style-name="T4">1</text:span><text:span text:style-name="T3"> <text:s text:c="5"/>{</text:span><text:span text:style-name="T4">6,5,4,3,2,0</text:span><text:span text:style-name="T3">} <text:s text:c="2"/></text:span></text:p>
          <draw:enhanced-geometry svg:viewBox="0 0 21600 21600" draw:mirror-horizontal="false" draw:mirror-vertical="false" draw:text-areas="800 800 20800 20800" draw:type="round-rectangular-callout" draw:modifiers="8949.92185057831 27927.1965065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5.715cm" svg:height="2.032cm" svg:x="21.506cm" svg:y="5.14cm">
          <text:p text:style-name="P9"><text:span text:style-name="T11">Totaal van </text:span></text:p>
          <text:p text:style-name="P9"><text:span text:style-name="T11">beide verzameling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3" draw:text-style-name="P1" draw:layer="layout" svg:width="13.302cm" svg:height="6.48cm" svg:x="4.037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15cm" svg:height="1.487cm" svg:x="8.278cm" svg:y="14.502cm">
          <draw:text-box>
            <text:p>5</text:p>
          </draw:text-box>
        </draw:frame>
        <draw:frame draw:style-name="gr15" draw:text-style-name="P3" draw:layer="layout" svg:width="5.085cm" svg:height="1.489cm" svg:x="3.53cm" svg:y="10.433cm">
          <draw:text-box>
            <text:p><text:span text:style-name="T2">{0,3,5,6}</text:span></text:p>
          </draw:text-box>
        </draw:frame>
        <draw:frame draw:style-name="gr15" draw:text-style-name="P3" draw:layer="layout" svg:width="5.085cm" svg:height="1.489cm" svg:x="22.315cm" svg:y="10.443cm">
          <draw:text-box>
            <text:p><text:span text:style-name="T2">{0,2,4,6}</text:span></text:p>
          </draw:text-box>
        </draw:frame>
        <draw:frame draw:style-name="gr16" draw:text-style-name="P4" draw:layer="layout" svg:width="1.516cm" svg:height="1.486cm" svg:x="8.28cm" svg:y="12.337cm">
          <draw:text-box>
            <text:p>3</text:p>
          </draw:text-box>
        </draw:frame>
        <draw:frame draw:style-name="gr14" draw:text-style-name="P4" draw:layer="layout" svg:width="1.515cm" svg:height="1.487cm" svg:x="19.463cm" svg:y="14.502cm">
          <draw:text-box>
            <text:p>4</text:p>
          </draw:text-box>
        </draw:frame>
        <draw:frame draw:style-name="gr16" draw:text-style-name="P4" draw:layer="layout" svg:width="1.515cm" svg:height="1.486cm" svg:x="19.464cm" svg:y="12.337cm">
          <draw:text-box>
            <text:p>2</text:p>
          </draw:text-box>
        </draw:frame>
        <draw:frame draw:style-name="gr14" draw:text-style-name="P4" draw:layer="layout" svg:width="1.513cm" svg:height="1.487cm" svg:x="13.783cm" svg:y="14.502cm">
          <draw:text-box>
            <text:p>6</text:p>
          </draw:text-box>
        </draw:frame>
        <draw:frame draw:style-name="gr16" draw:text-style-name="P4" draw:layer="layout" svg:width="1.513cm" svg:height="1.486cm" svg:x="13.784cm" svg:y="12.337cm">
          <draw:text-box>
            <text:p>0</text:p>
          </draw:text-box>
        </draw:frame>
        <draw:frame draw:style-name="gr2" draw:text-style-name="P2" draw:layer="layout" svg:width="1.516cm" svg:height="1.485cm" svg:x="8.316cm" svg:y="9.758cm">
          <draw:text-box>
            <text:p><text:span text:style-name="T1">7</text:span></text:p>
          </draw:text-box>
        </draw:frame>
        <draw:frame draw:style-name="gr17" draw:text-style-name="P2" draw:layer="layout" svg:width="1.515cm" svg:height="1.488cm" svg:x="8.332cm" svg:y="17.612cm">
          <draw:text-box>
            <text:p><text:span text:style-name="T1">1</text:span></text:p>
          </draw:text-box>
        </draw:fram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3.614cm" svg:height="5.735cm" svg:x="5.445cm" svg:y="3.148cm">
          <text:p text:style-name="P6"><text:span text:style-name="T3"><text:s text:c="4"/></text:span><text:span text:style-name="T4">XOR</text:span><text:span text:style-name="T3"> <text:s text:c="11"/></text:span><text:span text:style-name="T4">SYM. VERSCHIL</text:span></text:p>
          <text:p text:style-name="P6"><text:span text:style-name="T13"><text:s text:c="4"/></text:span><text:span text:style-name="T13">76</text:span><text:span text:style-name="T14">5432</text:span><text:span text:style-name="T13">10</text:span></text:p>
          <text:p text:style-name="P6"><text:span text:style-name="T14"><text:s text:c="4"/></text:span><text:span text:style-name="T13">--------</text:span></text:p>
          <text:p text:style-name="P6"><text:span text:style-name="T3"><text:s text:c="4"/></text:span><text:span text:style-name="T3">0</text:span><text:span text:style-name="T7">1</text:span><text:span text:style-name="T4">1010</text:span><text:span text:style-name="T3">0</text:span><text:span text:style-name="T7">1</text:span><text:span text:style-name="T3"> <text:s text:c="6"/>{6,</text:span><text:span text:style-name="T4">5, <text:s/>3</text:span><text:span text:style-name="T3">, <text:s/>0}</text:span></text:p>
          <text:p text:style-name="P6"><text:span text:style-name="T7"><text:s text:c="2"/></text:span><text:span text:style-name="T7">^ </text:span><text:span text:style-name="T3">0</text:span><text:span text:style-name="T7">1</text:span><text:span text:style-name="T4">0101</text:span><text:span text:style-name="T3">0</text:span><text:span text:style-name="T7">1</text:span><text:span text:style-name="T3"> <text:s text:c="5"/></text:span><text:span text:style-name="T15">⊕</text:span><text:span text:style-name="T3">{6, <text:s/></text:span><text:span text:style-name="T4">4, <text:s/>2</text:span><text:span text:style-name="T3">,0}</text:span></text:p>
          <text:p text:style-name="P6"><text:span text:style-name="T3"><text:s text:c="4"/></text:span><text:span text:style-name="T3">-------- <text:s text:c="5"/>-------------- </text:span></text:p>
          <text:p text:style-name="P6"><text:span text:style-name="T3"><text:s text:c="4"/></text:span><text:span text:style-name="T3">00</text:span><text:span text:style-name="T4">1111</text:span><text:span text:style-name="T3">0</text:span><text:span text:style-name="T7">1</text:span><text:span text:style-name="T3"> <text:s text:c="6"/>{ <text:s/></text:span><text:span text:style-name="T4">5,4,3,2</text:span><text:span text:style-name="T3"> <text:s/>} <text:s text:c="2"/></text:span></text:p>
          <draw:enhanced-geometry svg:viewBox="0 0 21600 21600" draw:mirror-horizontal="false" draw:mirror-vertical="false" draw:text-areas="800 800 20800 20800" draw:type="round-rectangular-callout" draw:modifiers="21330.2974660301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3.301cm" svg:height="6.48cm" svg:x="11.438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17.69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875cm" svg:y1="8.935cm" svg:x2="10.104cm" svg:y2="12.376cm">
          <text:p/>
        </draw:line>
        <draw:line draw:style-name="gr21" draw:text-style-name="P5" draw:layer="layout" svg:x1="10.104cm" svg:y1="12.375cm" svg:x2="15.132cm" svg:y2="9.873cm">
          <text:p/>
        </draw:line>
        <draw:frame draw:style-name="gr8" draw:text-style-name="P8" draw:layer="layout" svg:width="25.619cm" svg:height="1.673cm" svg:x="2.432cm" svg:y="1.892cm">
          <draw:text-box>
            <text:p><text:span text:style-name="T9">XOR</text:span><text:span text:style-name="T10"> IS HET </text:span><text:span text:style-name="T9">SYMMETRISCH VERSCHIL</text:span><text:span text:style-name="T10"> VAN 1-BITS (ALLES WAT VERSCHILT)</text:span></text:p>
          </draw:text-box>
        </draw:frame>
        <draw:custom-shape draw:style-name="gr22" draw:text-style-name="P10" draw:layer="layout" svg:width="7.874cm" svg:height="3.048cm" svg:x="19.796cm" svg:y="5.445cm">
          <text:p text:style-name="P9"><text:span text:style-name="T11">Alle getallen van beide</text:span></text:p>
          <text:p text:style-name="P9"><text:span text:style-name="T11">verzamelingen die niet</text:span></text:p>
          <text:p text:style-name="P9"><text:span text:style-name="T11">gemeenschappelijk zijn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65.25714285714 33841.65300098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frame draw:style-name="gr23" draw:text-style-name="P4" draw:layer="layout" svg:width="1.547cm" svg:height="1.418cm" svg:x="7.775cm" svg:y="13.89cm">
          <draw:text-box>
            <text:p>5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3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3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3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7cm" svg:height="4.846cm" svg:x="7.731cm" svg:y="3.54cm">
          <text:p text:style-name="P6"><text:span text:style-name="T3"><text:s text:c="4"/></text:span><text:span text:style-name="T4">NOT</text:span><text:span text:style-name="T3"> <text:s text:c="8"/></text:span><text:span text:style-name="T4">EXCLUSIEF</text:span></text:p>
          <text:p text:style-name="P6"><text:span text:style-name="T13"><text:s text:c="4"/></text:span><text:span text:style-name="T13">76543210 <text:s text:c="3"/></text:span></text:p>
          <text:p text:style-name="P6"><text:span text:style-name="T14"><text:s text:c="4"/></text:span><text:span text:style-name="T13">-------- <text:s text:c="3"/></text:span><text:span text:style-name="T16">{7,6,5,4,3,2,1,0}</text:span></text:p>
          <text:p text:style-name="P6"><text:span text:style-name="T3"><text:s text:c="2"/></text:span><text:span text:style-name="T3">~</text:span><text:span text:style-name="T7"> </text:span><text:span text:style-name="T3">0</text:span><text:span text:style-name="T7">1010101</text:span><text:span text:style-name="T3"> <text:s text:c="3"/>{ <text:s/>6, <text:s/>4, <text:s/>2, ,0}</text:span></text:p>
          <text:p text:style-name="P6"><text:span text:style-name="T3"><text:s text:c="4"/></text:span><text:span text:style-name="T3">-------- <text:s text:c="5"/>---------- </text:span></text:p>
          <text:p text:style-name="P6"><text:span text:style-name="T3"><text:s text:c="4"/></text:span><text:span text:style-name="T3">10101010 <text:s text:c="3"/>{7, <text:s/>5, <text:s/>3, <text:s/>1 <text:s/>} <text:s text:c="2"/></text:span></text:p>
          <draw:enhanced-geometry svg:viewBox="0 0 21600 21600" draw:mirror-horizontal="false" draw:mirror-vertical="false" draw:text-areas="800 800 20800 20800" draw:type="round-rectangular-callout" draw:modifiers="1023.79340209432 25432.4736950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9">NOT</text:span><text:span text:style-name="T10"> IS DE </text:span><text:span text:style-name="T9">EXCLUSIE</text:span><text:span text:style-name="T10"> VAN 1-BITS</text:span></text:p>
          </draw:text-box>
        </draw:fram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0.713cm" svg:height="1.058cm" svg:x="10.969cm" svg:y="9.896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0.713cm" svg:height="1.058cm" svg:x="11.906cm" svg:y="9.897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713cm" svg:height="1.057cm" svg:x="10.969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15" draw:layer="layout" svg:width="4.091cm" svg:height="2.175cm" svg:x="15.959cm" svg:y="14.192cm">
          <draw:text-box>
            <text:p><text:span text:style-name="T18">= TRUE (BIT IS 1)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6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7" draw:layer="layout" svg:width="0.809cm" svg:height="1.361cm" svg:x="10.891cm" svg:y="11.93cm">
          <text:p text:style-name="P9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" draw:layer="layout" svg:width="4.753cm" svg:height="3.454cm" svg:x="14.828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3" draw:text-style-name="P4" draw:layer="layout" svg:width="2.26cm" svg:height="1.027cm" svg:x="9.678cm" svg:y="4.672cm">
          <draw:text-box>
            <text:p>0xAA</text:p>
          </draw:text-box>
        </draw:frame>
        <draw:frame draw:style-name="gr8" draw:text-style-name="P8" draw:layer="layout" svg:width="17.272cm" svg:height="1.673cm" svg:x="2.432cm" svg:y="1.889cm">
          <draw:text-box>
            <text:p><text:span text:style-name="T10">GET BIT 3 VAN BYTE 0xAA =&gt; 0xAA &amp; (0x1 &lt;&lt; 3) 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4" draw:text-style-name="P20" draw:layer="layout" svg:width="1.521cm" svg:height="1.484cm" svg:x="13.638cm" svg:y="12.349cm">
          <draw:text-box>
            <text:p><text:span text:style-name="T21">3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1" draw:layer="layout" svg:width="12.192cm" svg:height="5.724cm" svg:x="6.969cm" svg:y="3.221cm">
          <text:p text:style-name="P6"><text:span text:style-name="T22"><text:s text:c="2"/></text:span><text:span text:style-name="T23">AND</text:span><text:span text:style-name="T22"> <text:s text:c="11"/></text:span><text:span text:style-name="T23">INTERSECTIE</text:span></text:p>
          <text:p text:style-name="P6"><text:span text:style-name="T24"><text:s text:c="2"/></text:span><text:span text:style-name="T24">7654</text:span><text:span text:style-name="T25">3</text:span><text:span text:style-name="T24">210</text:span></text:p>
          <text:p text:style-name="P6"><text:span text:style-name="T14"><text:s text:c="2"/></text:span><text:span text:style-name="T13">--------</text:span></text:p>
          <text:p text:style-name="P6"><text:span text:style-name="T22"><text:s text:c="2"/></text:span><text:span text:style-name="T26">1010</text:span><text:span text:style-name="T27">1</text:span><text:span text:style-name="T26">010</text:span><text:span text:style-name="T22"> <text:s text:c="6"/>{7,5,</text:span><text:span text:style-name="T27">3</text:span><text:span text:style-name="T22">,7}</text:span></text:p>
          <text:p text:style-name="P6"><text:span text:style-name="T28">&amp; </text:span><text:span text:style-name="T26">0000</text:span><text:span text:style-name="T29">1</text:span><text:span text:style-name="T26">000</text:span><text:span text:style-name="T22"> <text:s text:c="4"/></text:span><text:span text:style-name="T30">∩ </text:span><text:span text:style-name="T22">{ <text:s text:c="3"/></text:span><text:span text:style-name="T27">3</text:span><text:span text:style-name="T22"> <text:s/>}</text:span></text:p>
          <text:p text:style-name="P6"><text:span text:style-name="T22"><text:s text:c="2"/></text:span><text:span text:style-name="T22">-------- <text:s text:c="6"/>--------- </text:span></text:p>
          <text:p text:style-name="P6"><text:span text:style-name="T22"><text:s text:c="2"/></text:span><text:span text:style-name="T31">0000</text:span><text:span text:style-name="T29">1</text:span><text:span text:style-name="T31">00</text:span><text:span text:style-name="T26">0</text:span><text:span text:style-name="T22"> <text:s text:c="6"/>{ <text:s text:c="3"/></text:span><text:span text:style-name="T27">3</text:span><text:span text:style-name="T32"> <text:s/></text:span><text:span text:style-name="T22">} </text:span></text:p>
          <text:p text:style-name="P6"><text:span text:style-name="T22"><text:s text:c="19"/></text:span><text:span text:style-name="T22">=&gt; </text:span><text:span text:style-name="T29">TRUE</text:span></text:p>
          <draw:enhanced-geometry svg:viewBox="0 0 21600 21600" draw:mirror-horizontal="false" draw:mirror-vertical="false" draw:text-areas="800 800 20800 20800" draw:type="round-rectangular-callout" draw:modifiers="12450.1599278274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10">GET BIT 3 VAN BYTE 0xAA =&gt; 0xAA &amp; (0x1 &lt;&lt; 3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23" draw:layer="layout" svg:width="3.21cm" svg:height="1.794cm" svg:x="15.959cm" svg:y="14.192cm">
          <draw:text-box>
            <text:p><text:span text:style-name="T33">= FALSE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434cm" svg:y="4.5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7" draw:layer="layout" svg:width="0.809cm" svg:height="1.361cm" svg:x="11.891cm" svg:y="11.93cm">
          <text:p text:style-name="P9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5" draw:layer="layout" svg:width="4.499cm" svg:height="3.81cm" svg:x="15.082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1" draw:text-style-name="P4" draw:layer="layout" svg:width="1.745cm" svg:height="1.223cm" svg:x="9.978cm" svg:y="4.5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10">GET BIT 2 VAN BYTE 0xAA =&gt; 0xAA &amp; (0x1 &lt;&lt; 2) 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1.523cm" svg:height="1.485cm" svg:x="19.18cm" svg:y="13.384cm">
          <draw:text-box>
            <text:p><text:span text:style-name="T34">5</text:span></text:p>
          </draw:text-box>
        </draw:frame>
        <draw:frame draw:style-name="gr64" draw:text-style-name="P3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65" draw:text-style-name="P24" draw:layer="layout" svg:width="1.524cm" svg:height="1.5cm" svg:x="18.545cm" svg:y="11.606cm">
          <draw:text-box>
            <text:p><text:span text:style-name="T34">1</text:span></text:p>
          </draw:text-box>
        </draw:frame>
        <draw:frame draw:style-name="gr82" draw:text-style-name="P24" draw:layer="layout" svg:width="1.521cm" svg:height="1.403cm" svg:x="19.415cm" svg:y="10.265cm">
          <draw:text-box>
            <text:p><text:span text:style-name="T34">3</text:span></text:p>
          </draw:text-box>
        </draw:frame>
        <draw:frame draw:style-name="gr5" draw:text-style-name="P24" draw:layer="layout" svg:width="1.524cm" svg:height="1.483cm" svg:x="20.731cm" svg:y="12.06cm">
          <draw:text-box>
            <text:p><text:span text:style-name="T34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" draw:layer="layout" svg:width="14.98cm" svg:height="5.724cm" svg:x="8.245cm" svg:y="3.221cm">
          <text:p text:style-name="P6"><text:span text:style-name="T3"><text:s text:c="6"/></text:span><text:span text:style-name="T4">AND</text:span><text:span text:style-name="T3"> <text:s text:c="11"/></text:span><text:span text:style-name="T4">INTERSECTIE</text:span></text:p>
          <text:p text:style-name="P6"><text:span text:style-name="T13"><text:s text:c="6"/></text:span><text:span text:style-name="T13">76543</text:span><text:span text:style-name="T14">2</text:span><text:span text:style-name="T13">10</text:span></text:p>
          <text:p text:style-name="P6"><text:span text:style-name="T14"><text:s text:c="6"/></text:span><text:span text:style-name="T13">--------</text:span></text:p>
          <text:p text:style-name="P6"><text:span text:style-name="T3"><text:s text:c="6"/></text:span><text:span text:style-name="T7">10101</text:span><text:span text:style-name="T4">0</text:span><text:span text:style-name="T7">10</text:span><text:span text:style-name="T3"> <text:s text:c="6"/>{7,3,5, <text:s/>1}</text:span></text:p>
          <text:p text:style-name="P6"><text:span text:style-name="T7"><text:s text:c="4"/></text:span><text:span text:style-name="T7">&amp; 00000</text:span><text:span text:style-name="T35">1</text:span><text:span text:style-name="T7">00</text:span><text:span text:style-name="T3"> <text:s text:c="4"/></text:span><text:span text:style-name="T8">∩ </text:span><text:span text:style-name="T3">{ <text:s text:c="5"/></text:span><text:span text:style-name="T35">2</text:span><text:span text:style-name="T3"> <text:s/>}</text:span></text:p>
          <text:p text:style-name="P6"><text:span text:style-name="T3"><text:s text:c="6"/></text:span><text:span text:style-name="T3">-------- <text:s text:c="6"/>----------- </text:span></text:p>
          <text:p text:style-name="P6"><text:span text:style-name="T3"><text:s text:c="6"/></text:span><text:span text:style-name="T3">0000</text:span><text:span text:style-name="T7">0</text:span><text:span text:style-name="T3">00</text:span><text:span text:style-name="T7">0</text:span><text:span text:style-name="T3"> <text:s text:c="6"/>{ <text:s text:c="8"/>} </text:span><text:span text:style-name="T3"><text:line-break/></text:span><text:span text:style-name="T3"> <text:s text:c="20"/></text:span><text:span text:style-name="T35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8294.82678058875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4" draw:layer="layout" svg:width="1.521cm" svg:height="1.403cm" svg:x="7.716cm" svg:y="12.266cm">
          <draw:text-box>
            <text:p><text:span text:style-name="T34">2</text:span></text:p>
          </draw:text-box>
        </draw:frame>
        <draw:frame draw:style-name="gr8" draw:text-style-name="P8" draw:layer="layout" svg:width="17.272cm" svg:height="1.673cm" svg:x="2.432cm" svg:y="1.891cm">
          <draw:text-box>
            <text:p><text:span text:style-name="T10">GET BIT 2 VAN BYTE 0xAA =&gt; 0xAA &amp; (0x1 &lt;&lt; 2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draw:layer="layout" svg:width="0.713cm" svg:height="1.057cm" svg:x="11.906cm" svg:y="14.059cm">
          <text:p text:style-name="P9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8.934cm" svg:y="4.4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1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3.594cm" svg:x="15.353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578cm" svg:y="4.4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2cm">
          <draw:text-box>
            <text:p><text:span text:style-name="T10">SET BIT 2 VAN BYTE 0xAA =&gt; 0xAA | (0x1 &lt;&lt; 2)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2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8" draw:text-style-name="P20" draw:layer="layout" svg:width="1.521cm" svg:height="1.657cm" svg:x="7.038cm" svg:y="12.376cm">
          <draw:text-box>
            <text:p><text:span text:style-name="T21">2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2"/></text:span><text:span text:style-name="T23">OR</text:span><text:span text:style-name="T22"> <text:s text:c="12"/></text:span><text:span text:style-name="T23">UNIE</text:span></text:p>
          <text:p text:style-name="P6"><text:span text:style-name="T24"><text:s text:c="2"/></text:span><text:span text:style-name="T24">76543</text:span><text:span text:style-name="T25">2</text:span><text:span text:style-name="T24">10</text:span></text:p>
          <text:p text:style-name="P6"><text:span text:style-name="T14"><text:s text:c="2"/></text:span><text:span text:style-name="T13">--------</text:span></text:p>
          <text:p text:style-name="P6"><text:span text:style-name="T22"><text:s text:c="2"/></text:span><text:span text:style-name="T36">10101010</text:span><text:span text:style-name="T22"> <text:s text:c="6"/>{7,3,5, <text:s/>1}</text:span></text:p>
          <text:p text:style-name="P6"><text:span text:style-name="T23">|</text:span><text:span text:style-name="T28"> </text:span><text:span text:style-name="T36">00000</text:span><text:span text:style-name="T29">1</text:span><text:span text:style-name="T36">00</text:span><text:span text:style-name="T22"> <text:s text:c="4"/></text:span><text:span text:style-name="T37">∪</text:span><text:span text:style-name="T30"> </text:span><text:span text:style-name="T22">{ <text:s text:c="5"/></text:span><text:span text:style-name="T29">2</text:span><text:span text:style-name="T22"> <text:s/>}</text:span></text:p>
          <text:p text:style-name="P6"><text:span text:style-name="T22"><text:s text:c="2"/></text:span><text:span text:style-name="T22">-------- <text:s text:c="5"/>---------- </text:span></text:p>
          <text:p text:style-name="P6"><text:span text:style-name="T22"><text:s text:c="2"/></text:span><text:span text:style-name="T36">10101</text:span><text:span text:style-name="T29">1</text:span><text:span text:style-name="T36">10</text:span><text:span text:style-name="T22"> <text:s text:c="6"/>{7,3,5,</text:span><text:span text:style-name="T29">2</text:span><text:span text:style-name="T38">,</text:span><text:span text:style-name="T22"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8" draw:layer="layout" svg:width="1.521cm" svg:height="1.657cm" svg:x="17.539cm" svg:y="12.277cm">
          <draw:text-box>
            <text:p><text:span text:style-name="T19">3</text:span></text:p>
          </draw:text-box>
        </draw:frame>
        <draw:frame draw:style-name="gr8" draw:text-style-name="P8" draw:layer="layout" svg:width="17.272cm" svg:height="1.673cm" svg:x="2.432cm" svg:y="1.893cm">
          <draw:text-box>
            <text:p><text:span text:style-name="T10">SET BIT 2 VAN BYTE 0xAA =&gt; 0xAA | (0x1 &lt;&lt; 2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11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0.713cm" svg:height="1.058cm" svg:x="10.969cm" svg:y="9.896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1" draw:layer="layout" svg:width="0.713cm" svg:height="1.058cm" svg:x="11.906cm" svg:y="9.897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9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0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28" draw:layer="layout" svg:width="3.508cm" svg:height="1.138cm" svg:x="16.35cm" svg:y="9.868cm">
          <draw:text-box>
            <text:p><text:span text:style-name="T39">0x1 &lt;&lt; 3</text:span></text:p>
          </draw:text-box>
        </draw:frame>
        <draw:frame draw:style-name="gr81" draw:text-style-name="P28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13" draw:text-style-name="P29" draw:layer="layout" svg:width="0.714cm" svg:height="1.057cm" svg:x="11.026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SET BIT 3 VAN BYTE 0xAA =&gt; 0xAA | (0x1 &lt;&lt; 3) 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3" draw:text-style-name="P19" draw:layer="layout" svg:width="5.111cm" svg:height="1.486cm" svg:x="20.289cm" svg:y="9.059cm">
          <draw:text-box>
            <text:p><text:span text:style-name="T20">BRON={7,3,5,1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3.338cm" svg:y="12.276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3"/></text:span><text:span text:style-name="T23">OR</text:span><text:span text:style-name="T22"> <text:s text:c="10"/></text:span><text:span text:style-name="T23">UNIE</text:span></text:p>
          <text:p text:style-name="P6"><text:span text:style-name="T24"><text:s text:c="3"/></text:span><text:span text:style-name="T24">7654</text:span><text:span text:style-name="T25">3</text:span><text:span text:style-name="T24">210</text:span></text:p>
          <text:p text:style-name="P6"><text:span text:style-name="T14"><text:s text:c="3"/></text:span><text:span text:style-name="T13">--------</text:span></text:p>
          <text:p text:style-name="P6"><text:span text:style-name="T22"><text:s text:c="2"/></text:span><text:span text:style-name="T40"><text:s/></text:span><text:span text:style-name="T36">10101010</text:span><text:span text:style-name="T22"> <text:s text:c="4"/>{7,3,5,1}</text:span></text:p>
          <text:p text:style-name="P6"><text:span text:style-name="T28"><text:s/></text:span><text:span text:style-name="T23">|</text:span><text:span text:style-name="T28"> </text:span><text:span text:style-name="T36">00001000</text:span><text:span text:style-name="T22"> <text:s text:c="2"/></text:span><text:span text:style-name="T37">∪</text:span><text:span text:style-name="T30"> </text:span><text:span text:style-name="T22">{ <text:s/>3 <text:s text:c="3"/>}</text:span></text:p>
          <text:p text:style-name="P6"><text:span text:style-name="T22"><text:s text:c="4"/></text:span><text:span text:style-name="T22">-------- <text:s text:c="4"/>--------- </text:span></text:p>
          <text:p text:style-name="P6"><text:span text:style-name="T22"><text:s text:c="3"/></text:span><text:span text:style-name="T36">1010</text:span><text:span text:style-name="T41">1</text:span><text:span text:style-name="T36">010</text:span><text:span text:style-name="T22"> <text:s text:c="4"/>{7,3,5,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4cm">
          <draw:text-box>
            <text:p><text:span text:style-name="T10">SET BIT 3 VAN BYTE 0xAA =&gt; 0xAA | (0x1 &lt;&lt; 3) </text:span></text:p>
          </draw:text-box>
        </draw:frame>
      </draw:page>
      <draw:page draw:name="page13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" draw:layer="layout" svg:width="0.713cm" svg:height="1.059cm" svg:x="7.221cm" svg:y="9.891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1" draw:layer="layout" svg:width="0.713cm" svg:height="1.058cm" svg:x="9.095cm" svg:y="9.893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1" draw:layer="layout" svg:width="0.714cm" svg:height="1.059cm" svg:x="10.032cm" svg:y="9.894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1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1" draw:layer="layout" svg:width="0.714cm" svg:height="1.057cm" svg:x="13.781cm" svg:y="9.89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9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3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0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6" draw:text-style-name="P5" draw:layer="layout" svg:width="4.049cm" svg:height="3.327cm" svg:x="15.532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8" draw:layer="layout" svg:width="4.081cm" svg:height="1.673cm" svg:x="15.85cm" svg:y="9.868cm">
          <draw:text-box>
            <text:p><text:span text:style-name="T39">~(0x1 &lt;&lt; 3)</text:span></text:p>
          </draw:text-box>
        </draw:frame>
        <draw:frame draw:style-name="gr81" draw:text-style-name="P28" draw:layer="layout" svg:width="1.745cm" svg:height="1.223cm" svg:x="10.678cm" svg:y="4.3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7" draw:text-style-name="P30" draw:layer="layout" svg:width="0.714cm" svg:height="1.057cm" svg:x="11.026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CLEAR BIT 3 VAN BYTE 0xAA =&gt; 0xAA &amp; ~(0x1 &lt;&lt; 3) 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128" draw:text-style-name="P19" draw:layer="layout" svg:width="7.62cm" svg:height="0.962cm" svg:x="3.286cm" svg:y="8.949cm">
          <draw:text-box>
            <text:p><text:span text:style-name="T20">MASKER={7,6,5,4,2,1,0}</text:span></text:p>
          </draw:text-box>
        </draw:frame>
        <draw:frame draw:style-name="gr65" draw:text-style-name="P18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9.938cm" svg:y="12.376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29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6"><text:span text:style-name="T24"><text:s text:c="3"/></text:span><text:span text:style-name="T24">7654</text:span><text:span text:style-name="T25">3</text:span><text:span text:style-name="T24">2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</text:span><text:span text:style-name="T41">1</text:span><text:span text:style-name="T36">010</text:span><text:span text:style-name="T22"> <text:s text:c="4"/>{7, <text:s/>5, <text:s/></text:span><text:span text:style-name="T23">3</text:span><text:span text:style-name="T22">, <text:s/>1}</text:span></text:p>
          <text:p text:style-name="P6"><text:span text:style-name="T28"><text:s/></text:span><text:span text:style-name="T28">&amp; 1111</text:span><text:span text:style-name="T23">0</text:span><text:span text:style-name="T28">1</text:span><text:span text:style-name="T36">11</text:span><text:span text:style-name="T22"> <text:s text:c="2"/></text:span><text:span text:style-name="T42">&amp;</text:span><text:span text:style-name="T30"> </text:span><text:span text:style-name="T22">{7,6,5,4, ,2,1}</text:span></text:p>
          <text:p text:style-name="P6"><text:span text:style-name="T22"><text:s text:c="3"/></text:span><text:span text:style-name="T22">-------- <text:s text:c="4"/>–-------------- </text:span></text:p>
          <text:p text:style-name="P6"><text:span text:style-name="T22"><text:s text:c="3"/></text:span><text:span text:style-name="T36">1010</text:span><text:span text:style-name="T41">0</text:span><text:span text:style-name="T36">010</text:span><text:span text:style-name="T22"> <text:s text:c="4"/>{7, <text:s/>5, <text:s text:c="5"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8" draw:layer="layout" svg:width="1.524cm" svg:height="1.5cm" svg:x="8.366cm" svg:y="13.597cm">
          <draw:text-box>
            <text:p><text:span text:style-name="T19">2</text:span></text:p>
          </draw:text-box>
        </draw:frame>
        <draw:frame draw:style-name="gr98" draw:text-style-name="P18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8" draw:text-style-name="P18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8" draw:text-style-name="P18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8" draw:text-style-name="P18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10">CLEAR BIT 3 VAN BYTE 0xAA =&gt; 0xAA &amp; ~(0x1 &lt;&lt; 3) </text:span></text:p>
          </draw:text-box>
        </draw:frame>
        <draw:frame draw:style-name="gr3" draw:text-style-name="P19" draw:layer="layout" svg:width="5.111cm" svg:height="1.486cm" svg:x="20.291cm" svg:y="9.059cm">
          <draw:text-box>
            <text:p><text:span text:style-name="T20">BRON={7,3,5,1}</text:span></text:p>
          </draw:text-box>
        </draw:frame>
      </draw:page>
      <draw:page draw:name="page1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0.713cm" svg:height="1.059cm" svg:x="7.221cm" svg:y="9.891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0.713cm" svg:height="1.058cm" svg:x="9.095cm" svg:y="9.893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0.714cm" svg:height="1.059cm" svg:x="10.032cm" svg:y="9.894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3" draw:layer="layout" svg:width="0.713cm" svg:height="1.058cm" svg:x="11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0.713cm" svg:height="1.058cm" svg:x="11.033cm" svg:y="9.8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0.714cm" svg:height="1.057cm" svg:x="13.781cm" svg:y="9.89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0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1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8" draw:layer="layout" svg:width="4.081cm" svg:height="1.673cm" svg:x="15.85cm" svg:y="9.868cm">
          <draw:text-box>
            <text:p><text:span text:style-name="T39">~(0x1 &lt;&lt; 2)</text:span></text:p>
          </draw:text-box>
        </draw:frame>
        <draw:frame draw:style-name="gr81" draw:text-style-name="P28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7" draw:text-style-name="P30" draw:layer="layout" svg:width="0.714cm" svg:height="1.057cm" svg:x="11.926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CLEAR BIT 2 VAN BYTE 0xAA =&gt; 0xAA &amp; ~(0x1 &lt;&lt; 2) 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65" draw:text-style-name="P18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3.576cm" svg:y="13.319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29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31" draw:layer="layout" svg:width="1.524cm" svg:height="1.5cm" svg:x="8.493cm" svg:y="16.899cm">
          <draw:text-box>
            <text:p><text:span text:style-name="T43">2</text:span></text:p>
          </draw:text-box>
        </draw:frame>
        <draw:frame draw:style-name="gr98" draw:text-style-name="P18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8" draw:text-style-name="P18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8" draw:text-style-name="P18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8" draw:text-style-name="P18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10">CLEAR BIT 2 VAN BYTE 0xAA =&gt; 0xAA &amp; ~(0x1 &lt;&lt; 2) </text:span></text:p>
          </draw:text-box>
        </draw:frame>
        <draw:frame draw:style-name="gr3" draw:text-style-name="P19" draw:layer="layout" svg:width="5.111cm" svg:height="1.486cm" svg:x="20.291cm" svg:y="9.059cm">
          <draw:text-box>
            <text:p><text:span text:style-name="T20">BRON={7,3,5,1}</text:span></text:p>
          </draw:text-box>
        </draw:frame>
        <draw:custom-shape draw:style-name="gr7" draw:text-style-name="P21" draw:layer="layout" svg:width="12.795cm" svg:height="5.724cm" svg:x="8.245cm" svg:y="3.224cm">
          <text:p text:style-name="P6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6"><text:span text:style-name="T24"><text:s text:c="3"/></text:span><text:span text:style-name="T24">76543</text:span><text:span text:style-name="T25">2</text:span><text:span text:style-name="T24">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</text:span><text:span text:style-name="T28">3</text:span><text:span text:style-name="T22">, <text:s/>1}</text:span></text:p>
          <text:p text:style-name="P6"><text:span text:style-name="T28"><text:s/></text:span><text:span text:style-name="T28">&amp; 11111</text:span><text:span text:style-name="T23">0</text:span><text:span text:style-name="T36">11</text:span><text:span text:style-name="T22"> <text:s text:c="2"/></text:span><text:span text:style-name="T42">&amp;</text:span><text:span text:style-name="T30"> </text:span><text:span text:style-name="T22">{7,6,5,4,3, <text:s/>1}</text:span></text:p>
          <text:p text:style-name="P6"><text:span text:style-name="T22"><text:s text:c="3"/></text:span><text:span text:style-name="T22">-------- <text:s text:c="4"/>–-------------- 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3, <text:s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19" draw:layer="layout" svg:width="7.62cm" svg:height="0.962cm" svg:x="3.286cm" svg:y="8.949cm">
          <draw:text-box>
            <text:p><text:span text:style-name="T20">MASKER={7,6,5,4,3,1,0}</text:span></text:p>
          </draw:text-box>
        </draw:frame>
      </draw:page>
      <draw:page draw:name="page1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draw:layer="layout" svg:width="0.713cm" svg:height="1.057cm" svg:x="11.906cm" svg:y="14.059cm">
          <text:p text:style-name="P9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4" draw:text-style-name="P16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2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4" draw:layer="layout" svg:width="5.478cm" svg:height="1.242cm" svg:x="12.937cm" svg:y="3.26cm">
          <draw:text-box>
            <text:p>XOR==TOGGLE</text:p>
          </draw:text-box>
        </draw:frame>
        <draw:frame draw:style-name="gr8" draw:text-style-name="P8" draw:layer="layout" svg:width="17.272cm" svg:height="1.673cm" svg:x="2.432cm" svg:y="1.895cm">
          <draw:text-box>
            <text:p><text:span text:style-name="T10">TOGGLE BIT 2 VAN BYTE 0xAA =&gt; 0xAA ^ (0x1 &lt;&lt; 2) </text:span>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8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9.449cm">
          <draw:text-box>
            <text:p><text:span text:style-name="T20">MASKER={2}</text:span></text:p>
          </draw:text-box>
        </draw:frame>
        <draw:frame draw:style-name="gr65" draw:text-style-name="P18" draw:layer="layout" svg:width="1.524cm" svg:height="1.5cm" svg:x="18.545cm" svg:y="12.106cm">
          <draw:text-box>
            <text:p><text:span text:style-name="T19">1</text:span></text:p>
          </draw:text-box>
        </draw:frame>
        <draw:frame draw:style-name="gr98" draw:text-style-name="P20" draw:layer="layout" svg:width="1.521cm" svg:height="1.657cm" svg:x="8.338cm" svg:y="12.876cm">
          <draw:text-box>
            <text:p><text:span text:style-name="T21">2</text:span></text:p>
          </draw:text-box>
        </draw:frame>
        <draw:frame draw:style-name="gr5" draw:text-style-name="P18" draw:layer="layout" svg:width="1.524cm" svg:height="1.483cm" svg:x="20.731cm" svg:y="12.56cm">
          <draw:text-box>
            <text:p><text:span text:style-name="T19">7</text:span></text:p>
          </draw:text-box>
        </draw:frame>
        <draw:custom-shape draw:style-name="gr156" draw:text-style-name="P5" draw:layer="layout" svg:width="2.921cm" svg:height="4.115cm" svg:x="7.507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7.457cm" svg:y="3.151cm">
          <text:p text:style-name="P6"><text:span text:style-name="T22"><text:s text:c="3"/></text:span><text:span text:style-name="T23">XOR</text:span><text:span text:style-name="T22"> <text:s text:c="12"/></text:span><text:span text:style-name="T23">SYM. VERSCHIL</text:span></text:p>
          <text:p text:style-name="P6"><text:span text:style-name="T24"><text:s text:c="3"/></text:span><text:span text:style-name="T24">76543</text:span><text:span text:style-name="T25">2</text:span><text:span text:style-name="T24">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7"/>{7,5,</text:span><text:span text:style-name="T28">3</text:span><text:span text:style-name="T22">, <text:s/>1}</text:span></text:p>
          <text:p text:style-name="P6"><text:span text:style-name="T28"><text:s/></text:span><text:span text:style-name="T28">| </text:span><text:span text:style-name="T36">00000</text:span><text:span text:style-name="T29">1</text:span><text:span text:style-name="T36">00</text:span><text:span text:style-name="T22"> <text:s text:c="5"/></text:span><text:span text:style-name="T44">⊕ </text:span><text:span text:style-name="T22">{ <text:s text:c="5"/></text:span><text:span text:style-name="T23">2 </text:span><text:span text:style-name="T22"><text:s/>}</text:span></text:p>
          <text:p text:style-name="P6"><text:span text:style-name="T22"><text:s text:c="3"/></text:span><text:span text:style-name="T22">-------- <text:s text:c="7"/>----------- </text:span></text:p>
          <text:p text:style-name="P6"><text:span text:style-name="T22"><text:s text:c="3"/></text:span><text:span text:style-name="T36">10101</text:span><text:span text:style-name="T29">1</text:span><text:span text:style-name="T36">10</text:span><text:span text:style-name="T22"> <text:s text:c="7"/>{7,5,</text:span><text:span text:style-name="T28">3</text:span><text:span text:style-name="T22">,</text:span><text:span text:style-name="T23">2</text:span><text:span text:style-name="T22">,1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8" draw:layer="layout" svg:width="1.521cm" svg:height="1.657cm" svg:x="17.539cm" svg:y="12.777cm">
          <draw:text-box>
            <text:p><text:span text:style-name="T19">3</text:span></text:p>
          </draw:text-box>
        </draw:frame>
        <draw:custom-shape draw:style-name="gr157" draw:text-style-name="P5" draw:layer="layout" svg:width="4.421cm" svg:height="4.115cm" svg:x="17.407cm" svg:y="11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065cm" svg:y1="8.866cm" svg:x2="10.105cm" svg:y2="11.977cm">
          <text:p/>
        </draw:line>
        <draw:line draw:style-name="gr21" draw:text-style-name="P5" draw:layer="layout" svg:x1="15.478cm" svg:y1="9.628cm" svg:x2="10.105cm" svg:y2="11.978cm">
          <text:p/>
        </draw:line>
        <draw:frame draw:style-name="gr8" draw:text-style-name="P8" draw:layer="layout" svg:width="17.272cm" svg:height="1.673cm" svg:x="2.432cm" svg:y="1.896cm">
          <draw:text-box>
            <text:p><text:span text:style-name="T10">TOGGLE BIT 3 VAN BYTE 0xAA =&gt; 0xAA ^ (0x1 &lt;&lt; 2) </text:span></text:p>
          </draw:text-box>
        </draw:frame>
        <draw:frame draw:style-name="gr3" draw:text-style-name="P19" draw:layer="layout" svg:width="5.111cm" svg:height="1.486cm" svg:x="20.292cm" svg:y="9.059cm">
          <draw:text-box>
            <text:p><text:span text:style-name="T20">BRON={7,3,5,1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8-02-24T19:01:16.730220671</dc:date>
    <meta:editing-duration>P6DT1H44M25S</meta:editing-duration>
    <meta:editing-cycles>93</meta:editing-cycles>
    <meta:generator>LibreOffice/5.1.6.2$Linux_X86_64 LibreOffice_project/10m0$Build-2</meta:generator>
    <meta:document-statistic meta:object-count="489"/>
  </office:meta>
</office:document-meta>
</file>